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4. Establish a connection to a local area network (LAN) via Wi-Fi. Utilize the</text:p>
      <text:p text:style-name="Standard">NMAP tool to determine the number of devices currently connected to the LAN.</text:p>
      <text:p text:style-name="Standard">Please include the specific command you used for this task and provide a</text:p>
      <text:p text:style-name="Standard">screenshot of your terminal showing the resul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59:26.306369144</meta:creation-date>
    <dc:date>2024-07-08T10:00:03.424700481</dc:date>
    <meta:editing-duration>PT37S</meta:editing-duration>
    <meta:editing-cycles>1</meta:editing-cycles>
    <meta:document-statistic meta:table-count="0" meta:image-count="0" meta:object-count="0" meta:page-count="1" meta:paragraph-count="4" meta:word-count="47" meta:character-count="275" meta:non-whitespace-character-count="232"/>
    <meta:generator>LibreOffice/24.2.3.2$Linux_X86_64 LibreOffice_project/420$Build-2</meta:generator>
  </office:meta>
</office:document-meta>
</file>